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4.94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6.65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eta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821692686935086" calcext:value-type="float">
            <text:p>0.000821692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000821692686935086" calcext:value-type="float">
            <text:p>0.000821692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00821692686935086" calcext:value-type="float">
            <text:p>0.000821692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0821692686935086" calcext:value-type="float">
            <text:p>0.000821692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</table:table-row>
        <table:table-row table:style-name="ro1">
          <table:table-cell office:value-type="string" calcext:value-type="string">
            <text:p>viterE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le</text:p>
          </table:table-cell>
          <table:table-cell office:value-type="float" office:value="0.0057518488085456" calcext:value-type="float">
            <text:p>0.0057518488</text:p>
          </table:table-cell>
          <table:table-cell office:value-type="float" office:value="0.497945768282662" calcext:value-type="float">
            <text:p>0.4979457683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0164338537387017" calcext:value-type="float">
            <text:p>0.0016433854</text:p>
          </table:table-cell>
          <table:table-cell office:value-type="float" office:value="0.0032546786004882" calcext:value-type="float">
            <text:p>0.0032546786</text:p>
          </table:table-cell>
          <table:table-cell office:value-type="float" office:value="0.497945768282662" calcext:value-type="float">
            <text:p>0.4979457683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0164338537387017" calcext:value-type="float">
            <text:p>0.0016433854</text:p>
          </table:table-cell>
          <table:table-cell office:value-type="float" office:value="0.0032546786004882" calcext:value-type="float">
            <text:p>0.0032546786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57518488085456" calcext:value-type="float">
            <text:p>0.0057518488</text:p>
          </table:table-cell>
          <table:table-cell office:value-type="float" office:value="0.497945768282662" calcext:value-type="float">
            <text:p>0.4979457683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0164338537387017" calcext:value-type="float">
            <text:p>0.0016433854</text:p>
          </table:table-cell>
          <table:table-cell office:value-type="float" office:value="0.0032546786004882" calcext:value-type="float">
            <text:p>0.0032546786</text:p>
          </table:table-cell>
          <table:table-cell office:value-type="float" office:value="0.497945768282662" calcext:value-type="float">
            <text:p>0.4979457683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0164338537387017" calcext:value-type="float">
            <text:p>0.0016433854</text:p>
          </table:table-cell>
          <table:table-cell office:value-type="float" office:value="0.0032546786004882" calcext:value-type="float">
            <text:p>0.0032546786</text:p>
          </table:table-cell>
        </table:table-row>
        <table:table-row table:style-name="ro1">
          <table:table-cell office:value-type="string" calcext:value-type="string">
            <text:p>viterE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le</text:p>
          </table:table-cell>
          <table:table-cell office:value-type="float" office:value="0.0123253903040263" calcext:value-type="float">
            <text:p>0.0123253903</text:p>
          </table:table-cell>
          <table:table-cell office:value-type="float" office:value="0.505751848808546" calcext:value-type="float">
            <text:p>0.5057518488</text:p>
          </table:table-cell>
          <table:table-cell office:value-type="float" office:value="0.491525423728814" calcext:value-type="float">
            <text:p>0.4915254237</text:p>
          </table:table-cell>
          <table:table-cell office:value-type="float" office:value="0.0238290879211175" calcext:value-type="float">
            <text:p>0.0238290879</text:p>
          </table:table-cell>
          <table:table-cell office:value-type="float" office:value="0.0454545454545455" calcext:value-type="float">
            <text:p>0.0454545455</text:p>
          </table:table-cell>
          <table:table-cell office:value-type="float" office:value="0.502465078060805" calcext:value-type="float">
            <text:p>0.5024650781</text:p>
          </table:table-cell>
          <table:table-cell office:value-type="float" office:value="0.35593220338983" calcext:value-type="float">
            <text:p>0.3559322034</text:p>
          </table:table-cell>
          <table:table-cell office:value-type="float" office:value="0.0172555464256368" calcext:value-type="float">
            <text:p>0.0172555464</text:p>
          </table:table-cell>
          <table:table-cell office:value-type="float" office:value="0.0329153605015674" calcext:value-type="float">
            <text:p>0.0329153605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23253903040263" calcext:value-type="float">
            <text:p>0.0123253903</text:p>
          </table:table-cell>
          <table:table-cell office:value-type="float" office:value="0.505751848808546" calcext:value-type="float">
            <text:p>0.5057518488</text:p>
          </table:table-cell>
          <table:table-cell office:value-type="float" office:value="0.491525423728814" calcext:value-type="float">
            <text:p>0.4915254237</text:p>
          </table:table-cell>
          <table:table-cell office:value-type="float" office:value="0.0238290879211175" calcext:value-type="float">
            <text:p>0.0238290879</text:p>
          </table:table-cell>
          <table:table-cell office:value-type="float" office:value="0.0454545454545455" calcext:value-type="float">
            <text:p>0.0454545455</text:p>
          </table:table-cell>
          <table:table-cell office:value-type="float" office:value="0.502465078060805" calcext:value-type="float">
            <text:p>0.5024650781</text:p>
          </table:table-cell>
          <table:table-cell office:value-type="float" office:value="0.35593220338983" calcext:value-type="float">
            <text:p>0.3559322034</text:p>
          </table:table-cell>
          <table:table-cell office:value-type="float" office:value="0.0172555464256368" calcext:value-type="float">
            <text:p>0.0172555464</text:p>
          </table:table-cell>
          <table:table-cell office:value-type="float" office:value="0.0329153605015674" calcext:value-type="float">
            <text:p>0.0329153605</text:p>
          </table:table-cell>
        </table:table-row>
        <table:table-row table:style-name="ro1">
          <table:table-cell office:value-type="string" calcext:value-type="string">
            <text:p>viterEl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le</text:p>
          </table:table-cell>
          <table:table-cell office:value-type="float" office:value="0.0657354149548069" calcext:value-type="float">
            <text:p>0.065735415</text:p>
          </table:table-cell>
          <table:table-cell office:value-type="float" office:value="0.500410846343468" calcext:value-type="float">
            <text:p>0.5004108463</text:p>
          </table:table-cell>
          <table:table-cell office:value-type="float" office:value="0.329268292682927" calcext:value-type="float">
            <text:p>0.3292682927</text:p>
          </table:table-cell>
          <table:table-cell office:value-type="float" office:value="0.066557107641742" calcext:value-type="float">
            <text:p>0.0665571076</text:p>
          </table:table-cell>
          <table:table-cell office:value-type="float" office:value="0.110731373889269" calcext:value-type="float">
            <text:p>0.1107313739</text:p>
          </table:table-cell>
          <table:table-cell office:value-type="float" office:value="0.493015612161052" calcext:value-type="float">
            <text:p>0.4930156122</text:p>
          </table:table-cell>
          <table:table-cell office:value-type="float" office:value="0.25609756097561" calcext:value-type="float">
            <text:p>0.256097561</text:p>
          </table:table-cell>
          <table:table-cell office:value-type="float" office:value="0.0517666392769104" calcext:value-type="float">
            <text:p>0.0517666393</text:p>
          </table:table-cell>
          <table:table-cell office:value-type="float" office:value="0.0861244019138756" calcext:value-type="float">
            <text:p>0.0861244019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657354149548069" calcext:value-type="float">
            <text:p>0.065735415</text:p>
          </table:table-cell>
          <table:table-cell office:value-type="float" office:value="0.500410846343468" calcext:value-type="float">
            <text:p>0.5004108463</text:p>
          </table:table-cell>
          <table:table-cell office:value-type="float" office:value="0.327935222672065" calcext:value-type="float">
            <text:p>0.3279352227</text:p>
          </table:table-cell>
          <table:table-cell office:value-type="float" office:value="0.066557107641742" calcext:value-type="float">
            <text:p>0.0665571076</text:p>
          </table:table-cell>
          <table:table-cell office:value-type="float" office:value="0.110655737704918" calcext:value-type="float">
            <text:p>0.1106557377</text:p>
          </table:table-cell>
          <table:table-cell office:value-type="float" office:value="0.493015612161052" calcext:value-type="float">
            <text:p>0.4930156122</text:p>
          </table:table-cell>
          <table:table-cell office:value-type="float" office:value="0.255060728744939" calcext:value-type="float">
            <text:p>0.2550607287</text:p>
          </table:table-cell>
          <table:table-cell office:value-type="float" office:value="0.0517666392769104" calcext:value-type="float">
            <text:p>0.0517666393</text:p>
          </table:table-cell>
          <table:table-cell office:value-type="float" office:value="0.0860655737704918" calcext:value-type="float">
            <text:p>0.0860655738</text:p>
          </table:table-cell>
        </table:table-row>
        <table:table-row table:style-name="ro1">
          <table:table-cell office:value-type="string" calcext:value-type="string">
            <text:p>viterE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le</text:p>
          </table:table-cell>
          <table:table-cell office:value-type="float" office:value="0.235004108463435" calcext:value-type="float">
            <text:p>0.2350041085</text:p>
          </table:table-cell>
          <table:table-cell office:value-type="float" office:value="0.440838126540674" calcext:value-type="float">
            <text:p>0.4408381265</text:p>
          </table:table-cell>
          <table:table-cell office:value-type="float" office:value="0.178616352201258" calcext:value-type="float">
            <text:p>0.1786163522</text:p>
          </table:table-cell>
          <table:table-cell office:value-type="float" office:value="0.116680361544782" calcext:value-type="float">
            <text:p>0.1166803615</text:p>
          </table:table-cell>
          <table:table-cell office:value-type="float" office:value="0.141153081510934" calcext:value-type="float">
            <text:p>0.1411530815</text:p>
          </table:table-cell>
          <table:table-cell office:value-type="float" office:value="0.426047658175842" calcext:value-type="float">
            <text:p>0.4260476582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870994248151192" calcext:value-type="float">
            <text:p>0.0870994248</text:p>
          </table:table-cell>
          <table:table-cell office:value-type="float" office:value="0.105367793240557" calcext:value-type="float">
            <text:p>0.1053677932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981922760887428" calcext:value-type="float">
            <text:p>0.9819227609</text:p>
          </table:table-cell>
          <table:table-cell office:value-type="float" office:value="0.0119145439605588" calcext:value-type="float">
            <text:p>0.011914544</text:p>
          </table:table-cell>
          <table:table-cell office:value-type="float" office:value="0.00292642140468227" calcext:value-type="float">
            <text:p>0.0029264214</text:p>
          </table:table-cell>
          <table:table-cell office:value-type="float" office:value="0.0057518488085456" calcext:value-type="float">
            <text:p>0.0057518488</text:p>
          </table:table-cell>
          <table:table-cell office:value-type="float" office:value="0.00387919091160986" calcext:value-type="float">
            <text:p>0.0038791909</text:p>
          </table:table-cell>
          <table:table-cell office:value-type="float" office:value="0.00986031224322104" calcext:value-type="float">
            <text:p>0.0098603122</text:p>
          </table:table-cell>
          <table:table-cell office:value-type="float" office:value="0.000836120401337793" calcext:value-type="float">
            <text:p>0.0008361204</text:p>
          </table:table-cell>
          <table:table-cell office:value-type="float" office:value="0.00164338537387017" calcext:value-type="float">
            <text:p>0.0016433854</text:p>
          </table:table-cell>
          <table:table-cell office:value-type="float" office:value="0.00110834026045996" calcext:value-type="float">
            <text:p>0.0011083403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596548890714873" calcext:value-type="float">
            <text:p>0.5965488907</text:p>
          </table:table-cell>
          <table:table-cell office:value-type="float" office:value="0.270336894001643" calcext:value-type="float">
            <text:p>0.270336894</text:p>
          </table:table-cell>
          <table:table-cell office:value-type="float" office:value="0.100360576923077" calcext:value-type="float">
            <text:p>0.1003605769</text:p>
          </table:table-cell>
          <table:table-cell office:value-type="float" office:value="0.137222678718159" calcext:value-type="float">
            <text:p>0.1372226787</text:p>
          </table:table-cell>
          <table:table-cell office:value-type="float" office:value="0.115931968066644" calcext:value-type="float">
            <text:p>0.1159319681</text:p>
          </table:table-cell>
          <table:table-cell office:value-type="float" office:value="0.255546425636812" calcext:value-type="float">
            <text:p>0.2555464256</text:p>
          </table:table-cell>
          <table:table-cell office:value-type="float" office:value="0.0787259615384616" calcext:value-type="float">
            <text:p>0.0787259615</text:p>
          </table:table-cell>
          <table:table-cell office:value-type="float" office:value="0.107641741988496" calcext:value-type="float">
            <text:p>0.107641742</text:p>
          </table:table-cell>
          <table:table-cell office:value-type="float" office:value="0.0909406456091635" calcext:value-type="float">
            <text:p>0.0909406456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78389482333607" calcext:value-type="float">
            <text:p>0.8783894823</text:p>
          </table:table-cell>
          <table:table-cell office:value-type="float" office:value="0.0928512736236647" calcext:value-type="float">
            <text:p>0.0928512736</text:p>
          </table:table-cell>
          <table:table-cell office:value-type="float" office:value="0.0351668169522092" calcext:value-type="float">
            <text:p>0.035166817</text:p>
          </table:table-cell>
          <table:table-cell office:value-type="float" office:value="0.0640920295809367" calcext:value-type="float">
            <text:p>0.0640920296</text:p>
          </table:table-cell>
          <table:table-cell office:value-type="float" office:value="0.045414847161572" calcext:value-type="float">
            <text:p>0.0454148472</text:p>
          </table:table-cell>
          <table:table-cell office:value-type="float" office:value="0.0858668857847165" calcext:value-type="float">
            <text:p>0.0858668858</text:p>
          </table:table-cell>
          <table:table-cell office:value-type="float" office:value="0.027502254283138" calcext:value-type="float">
            <text:p>0.0275022543</text:p>
          </table:table-cell>
          <table:table-cell office:value-type="float" office:value="0.0501232539030403" calcext:value-type="float">
            <text:p>0.0501232539</text:p>
          </table:table-cell>
          <table:table-cell office:value-type="float" office:value="0.0355167394468705" calcext:value-type="float">
            <text:p>0.0355167394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821692686935086" calcext:value-type="float">
            <text:p>0.000821692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00821692686935086" calcext:value-type="float">
            <text:p>0.000821692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0821692686935086" calcext:value-type="float">
            <text:p>0.0008216927</text:p>
          </table:table-cell>
          <table:table-cell office:value-type="float" office:value="0.0016366612111293" calcext:value-type="float">
            <text:p>0.0016366612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00164338537387017" calcext:value-type="float">
            <text:p>0.0016433854</text:p>
          </table:table-cell>
          <table:table-cell office:value-type="float" office:value="0.50328677074774" calcext:value-type="float">
            <text:p>0.503286770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00821692686935086" calcext:value-type="float">
            <text:p>0.0082169269</text:p>
          </table:table-cell>
          <table:table-cell office:value-type="float" office:value="0.0162337662337662" calcext:value-type="float">
            <text:p>0.0162337662</text:p>
          </table:table-cell>
          <table:table-cell office:value-type="float" office:value="0.50328677074774" calcext:value-type="float">
            <text:p>0.503286770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00821692686935086" calcext:value-type="float">
            <text:p>0.0082169269</text:p>
          </table:table-cell>
          <table:table-cell office:value-type="float" office:value="0.0162337662337662" calcext:value-type="float">
            <text:p>0.0162337662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205423171733772" calcext:value-type="float">
            <text:p>0.0205423172</text:p>
          </table:table-cell>
          <table:table-cell office:value-type="float" office:value="0.508216926869351" calcext:value-type="float">
            <text:p>0.5082169269</text:p>
          </table:table-cell>
          <table:table-cell office:value-type="float" office:value="0.432692307692308" calcext:value-type="float">
            <text:p>0.4326923077</text:p>
          </table:table-cell>
          <table:table-cell office:value-type="float" office:value="0.0369761709120789" calcext:value-type="float">
            <text:p>0.0369761709</text:p>
          </table:table-cell>
          <table:table-cell office:value-type="float" office:value="0.0681302043906132" calcext:value-type="float">
            <text:p>0.0681302044</text:p>
          </table:table-cell>
          <table:table-cell office:value-type="float" office:value="0.503697617091208" calcext:value-type="float">
            <text:p>0.5036976171</text:p>
          </table:table-cell>
          <table:table-cell office:value-type="float" office:value="0.326923076923077" calcext:value-type="float">
            <text:p>0.3269230769</text:p>
          </table:table-cell>
          <table:table-cell office:value-type="float" office:value="0.0279375513557929" calcext:value-type="float">
            <text:p>0.0279375514</text:p>
          </table:table-cell>
          <table:table-cell office:value-type="float" office:value="0.0514761544284633" calcext:value-type="float">
            <text:p>0.0514761544</text:p>
          </table:table-cell>
        </table:table-row>
        <table:table-row table:style-name="ro1">
          <table:table-cell office:value-type="string" calcext:value-type="string">
            <text:p>viterE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le</text:p>
          </table:table-cell>
          <table:table-cell office:value-type="float" office:value="0.119145439605588" calcext:value-type="float">
            <text:p>0.1191454396</text:p>
          </table:table-cell>
          <table:table-cell office:value-type="float" office:value="0.485620377978636" calcext:value-type="float">
            <text:p>0.485620378</text:p>
          </table:table-cell>
          <table:table-cell office:value-type="float" office:value="0.235546038543897" calcext:value-type="float">
            <text:p>0.2355460385</text:p>
          </table:table-cell>
          <table:table-cell office:value-type="float" office:value="0.0903861955628595" calcext:value-type="float">
            <text:p>0.0903861956</text:p>
          </table:table-cell>
          <table:table-cell office:value-type="float" office:value="0.130641330166271" calcext:value-type="float">
            <text:p>0.1306413302</text:p>
          </table:table-cell>
          <table:table-cell office:value-type="float" office:value="0.466721446179129" calcext:value-type="float">
            <text:p>0.4667214462</text:p>
          </table:table-cell>
          <table:table-cell office:value-type="float" office:value="0.137044967880086" calcext:value-type="float">
            <text:p>0.1370449679</text:p>
          </table:table-cell>
          <table:table-cell office:value-type="float" office:value="0.0525883319638455" calcext:value-type="float">
            <text:p>0.052588332</text:p>
          </table:table-cell>
          <table:table-cell office:value-type="float" office:value="0.0760095011876485" calcext:value-type="float">
            <text:p>0.0760095012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19145439605588" calcext:value-type="float">
            <text:p>0.1191454396</text:p>
          </table:table-cell>
          <table:table-cell office:value-type="float" office:value="0.484798685291701" calcext:value-type="float">
            <text:p>0.4847986853</text:p>
          </table:table-cell>
          <table:table-cell office:value-type="float" office:value="0.229299363057325" calcext:value-type="float">
            <text:p>0.2292993631</text:p>
          </table:table-cell>
          <table:table-cell office:value-type="float" office:value="0.0887428101889893" calcext:value-type="float">
            <text:p>0.0887428102</text:p>
          </table:table-cell>
          <table:table-cell office:value-type="float" office:value="0.127962085308057" calcext:value-type="float">
            <text:p>0.1279620853</text:p>
          </table:table-cell>
          <table:table-cell office:value-type="float" office:value="0.469186524239934" calcext:value-type="float">
            <text:p>0.4691865242</text:p>
          </table:table-cell>
          <table:table-cell office:value-type="float" office:value="0.148619957537155" calcext:value-type="float">
            <text:p>0.1486199575</text:p>
          </table:table-cell>
          <table:table-cell office:value-type="float" office:value="0.057518488085456" calcext:value-type="float">
            <text:p>0.0575184881</text:p>
          </table:table-cell>
          <table:table-cell office:value-type="float" office:value="0.0829383886255924" calcext:value-type="float">
            <text:p>0.0829383886</text:p>
          </table:table-cell>
        </table:table-row>
        <table:table-row table:style-name="ro1">
          <table:table-cell office:value-type="string" calcext:value-type="string">
            <text:p>viterE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le</text:p>
          </table:table-cell>
          <table:table-cell office:value-type="float" office:value="0.271158586688578" calcext:value-type="float">
            <text:p>0.2711585867</text:p>
          </table:table-cell>
          <table:table-cell office:value-type="float" office:value="0.411257189811011" calcext:value-type="float">
            <text:p>0.4112571898</text:p>
          </table:table-cell>
          <table:table-cell office:value-type="float" office:value="0.134275618374558" calcext:value-type="float">
            <text:p>0.1342756184</text:p>
          </table:table-cell>
          <table:table-cell office:value-type="float" office:value="0.0936729663105998" calcext:value-type="float">
            <text:p>0.0936729663</text:p>
          </table:table-cell>
          <table:table-cell office:value-type="float" office:value="0.110358180058083" calcext:value-type="float">
            <text:p>0.1103581801</text:p>
          </table:table-cell>
          <table:table-cell office:value-type="float" office:value="0.392769104354971" calcext:value-type="float">
            <text:p>0.3927691044</text:p>
          </table:table-cell>
          <table:table-cell office:value-type="float" office:value="0.0812720848056537" calcext:value-type="float">
            <text:p>0.0812720848</text:p>
          </table:table-cell>
          <table:table-cell office:value-type="float" office:value="0.056696795398521" calcext:value-type="float">
            <text:p>0.0566967954</text:p>
          </table:table-cell>
          <table:table-cell office:value-type="float" office:value="0.0667957405614714" calcext:value-type="float">
            <text:p>0.0667957406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271158586688578" calcext:value-type="float">
            <text:p>0.2711585867</text:p>
          </table:table-cell>
          <table:table-cell office:value-type="float" office:value="0.412078882497946" calcext:value-type="float">
            <text:p>0.4120788825</text:p>
          </table:table-cell>
          <table:table-cell office:value-type="float" office:value="0.135672514619883" calcext:value-type="float">
            <text:p>0.1356725146</text:p>
          </table:table-cell>
          <table:table-cell office:value-type="float" office:value="0.09531635168447" calcext:value-type="float">
            <text:p>0.0953163517</text:p>
          </table:table-cell>
          <table:table-cell office:value-type="float" office:value="0.111969111969112" calcext:value-type="float">
            <text:p>0.111969112</text:p>
          </table:table-cell>
          <table:table-cell office:value-type="float" office:value="0.396877567789647" calcext:value-type="float">
            <text:p>0.3968775678</text:p>
          </table:table-cell>
          <table:table-cell office:value-type="float" office:value="0.0923976608187135" calcext:value-type="float">
            <text:p>0.0923976608</text:p>
          </table:table-cell>
          <table:table-cell office:value-type="float" office:value="0.0649137222678718" calcext:value-type="float">
            <text:p>0.0649137223</text:p>
          </table:table-cell>
          <table:table-cell office:value-type="float" office:value="0.0762548262548263" calcext:value-type="float">
            <text:p>0.0762548263</text:p>
          </table:table-cell>
        </table:table-row>
        <table:table-row table:style-name="ro1">
          <table:table-cell office:value-type="string" calcext:value-type="string">
            <text:p>viterE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le</text:p>
          </table:table-cell>
          <table:table-cell office:value-type="float" office:value="0.430566967953985" calcext:value-type="float">
            <text:p>0.430566968</text:p>
          </table:table-cell>
          <table:table-cell office:value-type="float" office:value="0.338537387017256" calcext:value-type="float">
            <text:p>0.338537387</text:p>
          </table:table-cell>
          <table:table-cell office:value-type="float" office:value="0.105305466237942" calcext:value-type="float">
            <text:p>0.1053054662</text:p>
          </table:table-cell>
          <table:table-cell office:value-type="float" office:value="0.107641741988496" calcext:value-type="float">
            <text:p>0.107641742</text:p>
          </table:table-cell>
          <table:table-cell office:value-type="float" office:value="0.10646078829744" calcext:value-type="float">
            <text:p>0.1064607883</text:p>
          </table:table-cell>
          <table:table-cell office:value-type="float" office:value="0.319227608874281" calcext:value-type="float">
            <text:p>0.3192276089</text:p>
          </table:table-cell>
          <table:table-cell office:value-type="float" office:value="0.067524115755627" calcext:value-type="float">
            <text:p>0.0675241158</text:p>
          </table:table-cell>
          <table:table-cell office:value-type="float" office:value="0.0690221857025472" calcext:value-type="float">
            <text:p>0.0690221857</text:p>
          </table:table-cell>
          <table:table-cell office:value-type="float" office:value="0.0682649329540837" calcext:value-type="float">
            <text:p>0.068264933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430566967953985" calcext:value-type="float">
            <text:p>0.430566968</text:p>
          </table:table-cell>
          <table:table-cell office:value-type="float" office:value="0.338126540673788" calcext:value-type="float">
            <text:p>0.3381265407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106820049301561" calcext:value-type="float">
            <text:p>0.1068200493</text:p>
          </table:table-cell>
          <table:table-cell office:value-type="float" office:value="0.105476673427992" calcext:value-type="float">
            <text:p>0.1054766734</text:p>
          </table:table-cell>
          <table:table-cell office:value-type="float" office:value="0.322925225965489" calcext:value-type="float">
            <text:p>0.322925226</text:p>
          </table:table-cell>
          <table:table-cell office:value-type="float" office:value="0.0745192307692308" calcext:value-type="float">
            <text:p>0.0745192308</text:p>
          </table:table-cell>
          <table:table-cell office:value-type="float" office:value="0.076417419884963" calcext:value-type="float">
            <text:p>0.0764174199</text:p>
          </table:table-cell>
          <table:table-cell office:value-type="float" office:value="0.0754563894523327" calcext:value-type="float">
            <text:p>0.0754563895</text:p>
          </table:table-cell>
        </table:table-row>
        <table:table-row table:style-name="ro1">
          <table:table-cell office:value-type="string" calcext:value-type="string">
            <text:p>viterEl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le</text:p>
          </table:table-cell>
          <table:table-cell office:value-type="float" office:value="0.557929334428924" calcext:value-type="float">
            <text:p>0.5579293344</text:p>
          </table:table-cell>
          <table:table-cell office:value-type="float" office:value="0.275677896466721" calcext:value-type="float">
            <text:p>0.2756778965</text:p>
          </table:table-cell>
          <table:table-cell office:value-type="float" office:value="0.0856958762886598" calcext:value-type="float">
            <text:p>0.0856958763</text:p>
          </table:table-cell>
          <table:table-cell office:value-type="float" office:value="0.109285127362366" calcext:value-type="float">
            <text:p>0.1092851274</text:p>
          </table:table-cell>
          <table:table-cell office:value-type="float" office:value="0.0960635608522933" calcext:value-type="float">
            <text:p>0.0960635609</text:p>
          </table:table-cell>
          <table:table-cell office:value-type="float" office:value="0.257189811010682" calcext:value-type="float">
            <text:p>0.257189811</text:p>
          </table:table-cell>
          <table:table-cell office:value-type="float" office:value="0.0567010309278351" calcext:value-type="float">
            <text:p>0.0567010309</text:p>
          </table:table-cell>
          <table:table-cell office:value-type="float" office:value="0.0723089564502876" calcext:value-type="float">
            <text:p>0.0723089565</text:p>
          </table:table-cell>
          <table:table-cell office:value-type="float" office:value="0.0635608522932467" calcext:value-type="float">
            <text:p>0.0635608523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984387838948233" calcext:value-type="float">
            <text:p>0.9843878389</text:p>
          </table:table-cell>
          <table:table-cell office:value-type="float" office:value="0.0102711585866886" calcext:value-type="float">
            <text:p>0.0102711586</text:p>
          </table:table-cell>
          <table:table-cell office:value-type="float" office:value="0.00249687890137328" calcext:value-type="float">
            <text:p>0.0024968789</text:p>
          </table:table-cell>
          <table:table-cell office:value-type="float" office:value="0.00493015612161052" calcext:value-type="float">
            <text:p>0.0049301561</text:p>
          </table:table-cell>
          <table:table-cell office:value-type="float" office:value="0.00331491712707182" calcext:value-type="float">
            <text:p>0.0033149171</text:p>
          </table:table-cell>
          <table:table-cell office:value-type="float" office:value="0.00944946589975349" calcext:value-type="float">
            <text:p>0.0094494659</text:p>
          </table:table-cell>
          <table:table-cell office:value-type="float" office:value="0.00166458593424886" calcext:value-type="float">
            <text:p>0.0016645859</text:p>
          </table:table-cell>
          <table:table-cell office:value-type="float" office:value="0.00328677074774035" calcext:value-type="float">
            <text:p>0.0032867707</text:p>
          </table:table-cell>
          <table:table-cell office:value-type="float" office:value="0.00220994475138122" calcext:value-type="float">
            <text:p>0.0022099448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93508627773213" calcext:value-type="float">
            <text:p>0.6935086278</text:p>
          </table:table-cell>
          <table:table-cell office:value-type="float" office:value="0.203779786359901" calcext:value-type="float">
            <text:p>0.2037797864</text:p>
          </table:table-cell>
          <table:table-cell office:value-type="float" office:value="0.0657051282051282" calcext:value-type="float">
            <text:p>0.0657051282</text:p>
          </table:table-cell>
          <table:table-cell office:value-type="float" office:value="0.101068200493016" calcext:value-type="float">
            <text:p>0.1010682005</text:p>
          </table:table-cell>
          <table:table-cell office:value-type="float" office:value="0.0796374231142765" calcext:value-type="float">
            <text:p>0.0796374231</text:p>
          </table:table-cell>
          <table:table-cell office:value-type="float" office:value="0.193508627773213" calcext:value-type="float">
            <text:p>0.1935086278</text:p>
          </table:table-cell>
          <table:table-cell office:value-type="float" office:value="0.0523504273504274" calcext:value-type="float">
            <text:p>0.0523504274</text:p>
          </table:table-cell>
          <table:table-cell office:value-type="float" office:value="0.0805258833196385" calcext:value-type="float">
            <text:p>0.0805258833</text:p>
          </table:table-cell>
          <table:table-cell office:value-type="float" office:value="0.0634509550016187" calcext:value-type="float">
            <text:p>0.063450955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25801150369762" calcext:value-type="float">
            <text:p>0.8258011504</text:p>
          </table:table-cell>
          <table:table-cell office:value-type="float" office:value="0.12037797863599" calcext:value-type="float">
            <text:p>0.1203779786</text:p>
          </table:table-cell>
          <table:table-cell office:value-type="float" office:value="0.0382978723404255" calcext:value-type="float">
            <text:p>0.0382978723</text:p>
          </table:table-cell>
          <table:table-cell office:value-type="float" office:value="0.066557107641742" calcext:value-type="float">
            <text:p>0.0665571076</text:p>
          </table:table-cell>
          <table:table-cell office:value-type="float" office:value="0.0486194477791116" calcext:value-type="float">
            <text:p>0.0486194478</text:p>
          </table:table-cell>
          <table:table-cell office:value-type="float" office:value="0.113393590797042" calcext:value-type="float">
            <text:p>0.1133935908</text:p>
          </table:table-cell>
          <table:table-cell office:value-type="float" office:value="0.0302600472813239" calcext:value-type="float">
            <text:p>0.0302600473</text:p>
          </table:table-cell>
          <table:table-cell office:value-type="float" office:value="0.0525883319638455" calcext:value-type="float">
            <text:p>0.052588332</text:p>
          </table:table-cell>
          <table:table-cell office:value-type="float" office:value="0.0384153661464586" calcext:value-type="float">
            <text:p>0.0384153661</text:p>
          </table:table-cell>
        </table:table-row>
      </table:table>
      <table:named-expressions/>
      <table:database-ranges>
        <table:database-range table:name="__Anonymous_Sheet_DB__0" table:target-range-address="detail.A1:detail.M28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HK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3:28:50.892819973</dc:date>
    <meta:editing-duration>PT6M44S</meta:editing-duration>
    <meta:editing-cycles>1</meta:editing-cycles>
    <meta:document-statistic meta:table-count="1" meta:cell-count="344" meta:object-count="0"/>
    <meta:generator>LibreOffice/5.1.6.2$Linux_X86_64 LibreOffice_project/10m0$Build-2</meta:generator>
  </office:meta>
</office:document-meta>
</file>